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3889in" style:rel-column-width="560*"/>
    </style:style>
    <style:style style:name="Table1.B" style:family="table-column">
      <style:table-column-properties style:column-width="3.1111in" style:rel-column-width="4480*"/>
    </style:style>
    <style:style style:name="Table1.C" style:family="table-column">
      <style:table-column-properties style:column-width="0.6285in" style:rel-column-width="905*"/>
    </style:style>
    <style:style style:name="Table1.D" style:family="table-column">
      <style:table-column-properties style:column-width="0.9354in" style:rel-column-width="1347*"/>
    </style:style>
    <style:style style:name="Table1.E" style:family="table-column">
      <style:table-column-properties style:column-width="1.6292in" style:rel-column-width="2346*"/>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33ce3" officeooo:paragraph-rsid="00033ce3"/>
    </style:style>
    <style:style style:name="P2" style:family="paragraph" style:parent-style-name="Standard">
      <style:text-properties officeooo:paragraph-rsid="00057f64"/>
    </style:style>
    <style:style style:name="P3" style:family="paragraph" style:parent-style-name="Standard">
      <style:text-properties officeooo:paragraph-rsid="000c94d3"/>
    </style:style>
    <style:style style:name="P4" style:family="paragraph" style:parent-style-name="Standard">
      <style:text-properties officeooo:paragraph-rsid="00033ce3"/>
    </style:style>
    <style:style style:name="P5" style:family="paragraph" style:parent-style-name="Standard">
      <style:text-properties officeooo:rsid="0014398b" officeooo:paragraph-rsid="0014398b"/>
    </style:style>
    <style:style style:name="P6" style:family="paragraph" style:parent-style-name="Standard">
      <style:text-properties officeooo:paragraph-rsid="0014398b"/>
    </style:style>
    <style:style style:name="P7" style:family="paragraph" style:parent-style-name="Standard">
      <style:text-properties style:text-position="0% 100%" style:font-name="Liberation Serif1" fo:font-style="italic" officeooo:rsid="00073d73" officeooo:paragraph-rsid="0014398b" style:font-style-asian="italic" style:font-style-complex="italic"/>
    </style:style>
    <style:style style:name="P8" style:family="paragraph" style:parent-style-name="Standard">
      <style:text-properties style:text-position="0% 100%" style:font-name="Liberation Serif1" officeooo:rsid="0018581a" officeooo:paragraph-rsid="0018581a"/>
    </style:style>
    <style:style style:name="P9" style:family="paragraph" style:parent-style-name="Standard">
      <style:text-properties officeooo:rsid="001b3243" officeooo:paragraph-rsid="001b3243"/>
    </style:style>
    <style:style style:name="P10" style:family="paragraph" style:parent-style-name="Table_20_Contents">
      <style:text-properties officeooo:rsid="001475b6" officeooo:paragraph-rsid="001475b6"/>
    </style:style>
    <style:style style:name="P11" style:family="paragraph" style:parent-style-name="Table_20_Contents">
      <style:text-properties officeooo:rsid="0018581a" officeooo:paragraph-rsid="0018581a"/>
    </style:style>
    <style:style style:name="P12" style:family="paragraph" style:parent-style-name="Table_20_Contents">
      <style:text-properties officeooo:rsid="0019912d" officeooo:paragraph-rsid="0019912d"/>
    </style:style>
    <style:style style:name="P13" style:family="paragraph" style:parent-style-name="Table_20_Contents">
      <style:text-properties officeooo:rsid="001b06ac" officeooo:paragraph-rsid="001b06ac"/>
    </style:style>
    <style:style style:name="P14" style:family="paragraph" style:parent-style-name="Table_20_Contents">
      <style:text-properties officeooo:rsid="001b3243" officeooo:paragraph-rsid="001b3243"/>
    </style:style>
    <style:style style:name="P15" style:family="paragraph" style:parent-style-name="Table_20_Contents">
      <style:text-properties fo:font-weight="bold" officeooo:rsid="001579ee" officeooo:paragraph-rsid="001579ee" style:font-weight-asian="bold" style:font-weight-complex="bold"/>
    </style:style>
    <style:style style:name="P16" style:family="paragraph" style:parent-style-name="Table_20_Contents">
      <style:text-properties fo:font-weight="bold" officeooo:rsid="00176a1d" officeooo:paragraph-rsid="00176a1d" style:font-weight-asian="bold" style:font-weight-complex="bold"/>
    </style:style>
    <style:style style:name="P17" style:family="paragraph" style:parent-style-name="Table_20_Contents">
      <style:text-properties fo:font-weight="bold" officeooo:rsid="001b3243" officeooo:paragraph-rsid="001b3243" style:font-weight-asian="bold" style:font-weight-complex="bold"/>
    </style:style>
    <style:style style:name="P18" style:family="paragraph" style:parent-style-name="Table_20_Contents">
      <style:text-properties officeooo:rsid="001e99d4" officeooo:paragraph-rsid="001e99d4"/>
    </style:style>
    <style:style style:name="P19" style:family="paragraph" style:parent-style-name="Standard">
      <style:text-properties officeooo:paragraph-rsid="0022eb0a"/>
    </style:style>
    <style:style style:name="P20" style:family="paragraph" style:parent-style-name="Table_20_Contents">
      <style:text-properties fo:font-weight="bold" officeooo:rsid="001b3243" officeooo:paragraph-rsid="001b3243" style:font-weight-asian="bold" style:font-weight-complex="bold"/>
    </style:style>
    <style:style style:name="P21" style:family="paragraph" style:parent-style-name="Table_20_Contents">
      <style:text-properties officeooo:rsid="0018581a" officeooo:paragraph-rsid="0018581a"/>
    </style:style>
    <style:style style:name="P22" style:family="paragraph" style:parent-style-name="Table_20_Contents">
      <style:text-properties officeooo:rsid="001b3243" officeooo:paragraph-rsid="001b3243"/>
    </style:style>
    <style:style style:name="P23" style:family="paragraph" style:parent-style-name="Table_20_Contents">
      <style:text-properties officeooo:rsid="0019912d" officeooo:paragraph-rsid="0019912d"/>
    </style:style>
    <style:style style:name="P24" style:family="paragraph" style:parent-style-name="Table_20_Contents">
      <style:text-properties officeooo:rsid="001b06ac" officeooo:paragraph-rsid="001b06ac"/>
    </style:style>
    <style:style style:name="P25" style:family="paragraph" style:parent-style-name="Table_20_Contents">
      <style:text-properties officeooo:rsid="001fa8f6" officeooo:paragraph-rsid="001fa8f6"/>
    </style:style>
    <style:style style:name="P26" style:family="paragraph" style:parent-style-name="Table_20_Contents">
      <style:text-properties style:font-name="Liberation Serif" fo:font-size="12pt" fo:font-weight="normal" officeooo:rsid="001fa8f6" officeooo:paragraph-rsid="001fa8f6" style:font-size-asian="12pt" style:font-weight-asian="normal" style:font-size-complex="12pt" style:font-weight-complex="normal"/>
    </style:style>
    <style:style style:name="T1" style:family="text">
      <style:text-properties officeooo:rsid="00033ce3"/>
    </style:style>
    <style:style style:name="T2" style:family="text">
      <style:text-properties officeooo:rsid="00042bb1"/>
    </style:style>
    <style:style style:name="T3" style:family="text">
      <style:text-properties fo:font-style="italic" style:font-style-asian="italic" style:font-style-complex="italic"/>
    </style:style>
    <style:style style:name="T4" style:family="text">
      <style:text-properties fo:font-style="italic" officeooo:rsid="00033ce3" style:font-style-asian="italic" style:font-style-complex="italic"/>
    </style:style>
    <style:style style:name="T5" style:family="text">
      <style:text-properties style:text-position="sub 58%"/>
    </style:style>
    <style:style style:name="T6" style:family="text">
      <style:text-properties style:text-position="sub 58%" fo:font-style="normal" style:font-style-asian="normal" style:font-style-complex="normal"/>
    </style:style>
    <style:style style:name="T7" style:family="text">
      <style:text-properties style:text-position="sub 58%" fo:font-style="normal" officeooo:rsid="00057f64" style:font-style-asian="normal" style:font-style-complex="normal"/>
    </style:style>
    <style:style style:name="T8" style:family="text">
      <style:text-properties style:text-position="sub 58%" style:font-name="Liberation Serif1" officeooo:rsid="00057f64"/>
    </style:style>
    <style:style style:name="T9" style:family="text">
      <style:text-properties style:text-position="sub 58%" style:font-name="Liberation Serif1" fo:font-style="normal" officeooo:rsid="00057f64" style:font-style-asian="normal" style:font-style-complex="normal"/>
    </style:style>
    <style:style style:name="T10" style:family="text">
      <style:text-properties style:text-position="sub 58%" style:font-name="Liberation Serif1" fo:font-style="normal" officeooo:rsid="00070315" style:font-style-asian="normal" style:font-style-complex="normal"/>
    </style:style>
    <style:style style:name="T11" style:family="text">
      <style:text-properties style:text-position="sub 58%" style:font-name="Liberation Serif1" fo:font-style="normal" officeooo:rsid="00033ce3" style:font-style-asian="normal" style:font-style-complex="normal"/>
    </style:style>
    <style:style style:name="T12" style:family="text">
      <style:text-properties style:text-position="sub 58%" style:font-name="Liberation Serif1" fo:font-style="normal" officeooo:rsid="00073d73" style:font-style-asian="normal" style:font-style-complex="normal"/>
    </style:style>
    <style:style style:name="T13" style:family="text">
      <style:text-properties style:text-position="sub 58%" style:font-name="Liberation Serif1" officeooo:rsid="00033ce3"/>
    </style:style>
    <style:style style:name="T14" style:family="text">
      <style:text-properties style:text-position="sub 58%" style:font-name="Liberation Serif1" fo:font-style="italic" officeooo:rsid="00033ce3" style:font-style-asian="italic" style:font-style-complex="italic"/>
    </style:style>
    <style:style style:name="T15" style:family="text">
      <style:text-properties style:text-position="sub 58%" officeooo:rsid="00033ce3"/>
    </style:style>
    <style:style style:name="T16" style:family="text">
      <style:text-properties style:text-position="sub 58%" officeooo:rsid="00057f64"/>
    </style:style>
    <style:style style:name="T17" style:family="text">
      <style:text-properties style:text-position="sub 58%" fo:font-style="italic" style:font-style-asian="italic" style:font-style-complex="italic"/>
    </style:style>
    <style:style style:name="T18" style:family="text">
      <style:text-properties style:font-name="Liberation Serif1" officeooo:rsid="00033ce3"/>
    </style:style>
    <style:style style:name="T19" style:family="text">
      <style:text-properties style:font-name="Liberation Serif1" officeooo:rsid="00057f64"/>
    </style:style>
    <style:style style:name="T20" style:family="text">
      <style:text-properties style:text-position="0% 100%" style:font-name="Liberation Serif" officeooo:rsid="00057f64"/>
    </style:style>
    <style:style style:name="T21" style:family="text">
      <style:text-properties style:text-position="0% 100%" style:font-name="Liberation Serif" fo:font-style="italic" officeooo:rsid="00057f64" style:font-style-asian="italic" style:font-style-complex="italic"/>
    </style:style>
    <style:style style:name="T22" style:family="text">
      <style:text-properties style:text-position="0% 100%" style:font-name="Liberation Serif1" officeooo:rsid="00057f64"/>
    </style:style>
    <style:style style:name="T23" style:family="text">
      <style:text-properties style:text-position="0% 100%" style:font-name="Liberation Serif1" officeooo:rsid="00033ce3"/>
    </style:style>
    <style:style style:name="T24" style:family="text">
      <style:text-properties style:text-position="0% 100%" style:font-name="Liberation Serif1" fo:font-style="italic" officeooo:rsid="00033ce3" style:font-style-asian="italic" style:font-style-complex="italic"/>
    </style:style>
    <style:style style:name="T25" style:family="text">
      <style:text-properties style:text-position="0% 100%" style:font-name="Liberation Serif1" fo:font-style="italic" officeooo:rsid="00073d73" style:font-style-asian="italic" style:font-style-complex="italic"/>
    </style:style>
    <style:style style:name="T26" style:family="text">
      <style:text-properties style:text-position="0% 100%" style:font-name="Liberation Serif1" fo:font-style="normal" officeooo:rsid="00057f64" style:font-style-asian="normal" style:font-style-complex="normal"/>
    </style:style>
    <style:style style:name="T27" style:family="text">
      <style:text-properties style:text-position="0% 100%" style:font-name="Liberation Serif1" fo:font-style="normal" officeooo:rsid="00073d73" style:font-style-asian="normal" style:font-style-complex="normal"/>
    </style:style>
    <style:style style:name="T28" style:family="text">
      <style:text-properties style:text-position="0% 100%" style:font-name="Liberation Serif1" fo:font-style="normal" officeooo:rsid="00033ce3" style:font-style-asian="normal" style:font-style-complex="normal"/>
    </style:style>
    <style:style style:name="T29" style:family="text">
      <style:text-properties style:text-position="0% 100%" style:font-name="Liberation Serif1" fo:font-style="normal" officeooo:rsid="0008a990" style:font-style-asian="normal" style:font-style-complex="normal"/>
    </style:style>
    <style:style style:name="T30" style:family="text">
      <style:text-properties style:text-position="0% 100%" style:font-name="Liberation Serif1" fo:font-style="normal" officeooo:rsid="001475b6" style:font-style-asian="normal" style:font-style-complex="normal"/>
    </style:style>
    <style:style style:name="T31" style:family="text">
      <style:text-properties style:text-position="0% 100%" style:font-name="Liberation Serif1" officeooo:rsid="0022eb0a"/>
    </style:style>
    <style:style style:name="T32" style:family="text">
      <style:text-properties style:text-position="0% 100%" fo:font-style="italic" officeooo:rsid="00033ce3" style:font-style-asian="italic" style:font-style-complex="italic"/>
    </style:style>
    <style:style style:name="T33" style:family="text">
      <style:text-properties style:text-position="0% 100%" officeooo:rsid="001fa8f6"/>
    </style:style>
    <style:style style:name="T34" style:family="text">
      <style:text-properties officeooo:rsid="0009bfb3"/>
    </style:style>
    <style:style style:name="T35" style:family="text">
      <style:text-properties officeooo:rsid="001475b6"/>
    </style:style>
    <style:style style:name="T36" style:family="text">
      <style:text-properties officeooo:rsid="0014f277"/>
    </style:style>
    <style:style style:name="T37" style:family="text">
      <style:text-properties officeooo:rsid="001cdf5b"/>
    </style:style>
    <style:style style:name="T38" style:family="text">
      <style:text-properties officeooo:rsid="001e99d4"/>
    </style:style>
    <style:style style:name="T39" style:family="text">
      <style:text-properties officeooo:rsid="001fa8f6"/>
    </style:style>
    <style:style style:name="T40" style:family="text">
      <style:text-properties style:text-position="super 58%"/>
    </style:style>
    <style:style style:name="T41" style:family="text">
      <style:text-properties style:text-position="super 58%" officeooo:rsid="001fa8f6"/>
    </style:style>
    <style:style style:name="T42" style:family="text">
      <style:text-properties style:font-name="Ubuntu Mono" fo:font-size="16.3999996185303pt"/>
    </style:style>
    <style:style style:name="T43" style:family="text">
      <style:text-properties fo:font-size="16.3999996185303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ERIALS AND METHODS</text:p>
      <text:p text:style-name="Standard"/>
      <text:p text:style-name="P3"><text:span text:style-name="T1">Demographic history was inferred from microsatellite data using an approximate Bayesian computation (ABC) approach via random forests </text:span><text:reference-mark-start text:name="ZOTERO_ITEM CSL_CITATION {&quot;citationID&quot;:&quot;adqekhg3f&quot;,&quot;properties&quot;:{&quot;formattedCitation&quot;:&quot;(Marin et al. 2016; Pudlo et al. 2016)&quot;,&quot;plainCitation&quot;:&quot;(Marin et al. 2016; Pudlo et al. 2016)&quot;},&quot;citationItems&quot;:[{&quot;id&quot;:457,&quot;uris&quot;:[&quot;http://zotero.org/users/126362/items/Q2HSXTGI&quot;],&quot;uri&quot;:[&quot;http://zotero.org/users/126362/items/Q2HSXTGI&quot;],&quot;itemData&quot;:{&quot;id&quot;:457,&quot;type&quot;:&quot;article-journal&quot;,&quot;title&quot;:&quot;Reliable ABC model choice via random forests&quot;,&quot;container-title&quot;:&quot;Bioinformatics&quot;,&quot;page&quot;:&quot;859-866&quot;,&quot;volume&quot;:&quot;32&quot;,&quot;issue&quot;:&quot;6&quot;,&quot;source&quot;:&quot;CrossRef&quot;,&quot;abstract&quot;:&quot;Motivation: Approximate Bayesian computation (ABC) methods provide an elaborate approach to Bayesian inference on complex models, including model choice. Both theoretical arguments and simulation experiments indicate, however, that model posterior probabilities may be poorly evaluated by standard ABC techniques.\n\nResults: We propose a novel approach based on a machine learning tool named random forests (RF) to conduct selection among the highly complex models covered by ABC algorithms. We thus modify the way Bayesian model selection is both understood and operated, in that we rephrase the inferential goal as a classification problem, first predicting the model that best fits the data with RF and postponing the approximation of the posterior probability of the selected model for a second stage also relying on RF. Compared with earlier implementations of ABC model choice, the ABC RF approach offers several potential improvements: (i) it often has a larger discriminative power among the competing models, (ii) it is more robust against the number and choice of statistics summarizing the data, (iii) the computing effort is drastically reduced (with a gain in computation efficiency of at least 50) and (iv) it includes an approximation of the posterior probability of the selected model. The call to RF will undoubtedly extend the range of size of datasets and complexity of models that ABC can handle. We illustrate the power of this novel methodology by analyzing controlled experiments as well as genuine population genetics datasets.\n\nAvailability and implementation: The proposed methodology is implemented in the R package abcrf available on the CRAN.&quot;,&quot;DOI&quot;:&quot;10.1093/bioinformatics/btv684&quot;,&quot;ISSN&quot;:&quot;1367-4803, 1460-2059&quot;,&quot;language&quot;:&quot;en&quot;,&quot;author&quot;:[{&quot;family&quot;:&quot;Pudlo&quot;,&quot;given&quot;:&quot;Pierre&quot;},{&quot;family&quot;:&quot;Marin&quot;,&quot;given&quot;:&quot;Jean-Michel&quot;},{&quot;family&quot;:&quot;Estoup&quot;,&quot;given&quot;:&quot;Arnaud&quot;},{&quot;family&quot;:&quot;Cornuet&quot;,&quot;given&quot;:&quot;Jean-Marie&quot;},{&quot;family&quot;:&quot;Gautier&quot;,&quot;given&quot;:&quot;Mathieu&quot;},{&quot;family&quot;:&quot;Robert&quot;,&quot;given&quot;:&quot;Christian P.&quot;}],&quot;issued&quot;:{&quot;date-parts&quot;:[[&quot;2016&quot;]]}},&quot;label&quot;:&quot;page&quot;},{&quot;id&quot;:2586,&quot;uris&quot;:[&quot;http://zotero.org/users/126362/items/IUA7VIDS&quot;],&quot;uri&quot;:[&quot;http://zotero.org/users/126362/items/IUA7VIDS&quot;],&quot;itemData&quot;:{&quot;id&quot;:2586,&quot;type&quot;:&quot;article-journal&quot;,&quot;title&quot;:&quot;ABC random forests for Bayesian parameter inference&quot;,&quot;container-title&quot;:&quot;arXiv:1605.05537&quot;,&quot;source&quot;:&quot;arXiv.org&quot;,&quot;abstract&quot;:&quot;Approximate Bayesian Computation (ABC) has grown into a standard methodology to handle Bayesian inference in models associated with intractable likelihood functions. Most ABC implementations require the selection of a summary statistic as the data itself is too large or too complex to be compared to simulated realisations from the assumed model. The dimension of this statistic is generally constrained to be close to the dimension of the model parameter for efficiency reasons. Furthermore, the tolerance level that governs the acceptance or rejection of parameter values needs to be calibrated and the range of calibration techniques available so far is mostly based on asymptotic arguments. We propose here to conduct Bayesian inference based on an arbitrarily large vector of summary statistics without imposing a selection of the relevant components and bypassing the derivation of a tolerance. The approach relies on the random forest methodology of Breiman (2001) when applied to regression. We advocate the derivation of a new random forest for each component of the parameter vector, a tool from which an approximation to the marginal posterior distribution can be derived. Correlations between parameter components are handled by separate random forests. This technology offers significant gains in terms of robustness to the choice of the summary statistics and of computing time, when compared with more standard ABC solutions.&quot;,&quot;URL&quot;:&quot;http://arxiv.org/abs/1605.05537&quot;,&quot;note&quot;:&quot;arXiv: 1605.05537&quot;,&quot;author&quot;:[{&quot;family&quot;:&quot;Marin&quot;,&quot;given&quot;:&quot;Jean-Michel&quot;},{&quot;family&quot;:&quot;Raynal&quot;,&quot;given&quot;:&quot;Louis&quot;},{&quot;family&quot;:&quot;Pudlo&quot;,&quot;given&quot;:&quot;Pierre&quot;},{&quot;family&quot;:&quot;Ribatet&quot;,&quot;given&quot;:&quot;Mathieu&quot;},{&quot;family&quot;:&quot;Robert&quot;,&quot;given&quot;:&quot;Christian P.&quot;}],&quot;issued&quot;:{&quot;date-parts&quot;:[[&quot;2016&quot;,5,18]]},&quot;accessed&quot;:{&quot;date-parts&quot;:[[&quot;2016&quot;,5,22]]}},&quot;label&quot;:&quot;page&quot;}],&quot;schema&quot;:&quot;https://github.com/citation-style-language/schema/raw/master/csl-citation.json&quot;} RNDJyNzb53rDk"/><text:span text:style-name="T1">(Marin et al. 2016; Pudlo et al. 2016)</text:span><text:reference-mark-end text:name="ZOTERO_ITEM CSL_CITATION {&quot;citationID&quot;:&quot;adqekhg3f&quot;,&quot;properties&quot;:{&quot;formattedCitation&quot;:&quot;(Marin et al. 2016; Pudlo et al. 2016)&quot;,&quot;plainCitation&quot;:&quot;(Marin et al. 2016; Pudlo et al. 2016)&quot;},&quot;citationItems&quot;:[{&quot;id&quot;:457,&quot;uris&quot;:[&quot;http://zotero.org/users/126362/items/Q2HSXTGI&quot;],&quot;uri&quot;:[&quot;http://zotero.org/users/126362/items/Q2HSXTGI&quot;],&quot;itemData&quot;:{&quot;id&quot;:457,&quot;type&quot;:&quot;article-journal&quot;,&quot;title&quot;:&quot;Reliable ABC model choice via random forests&quot;,&quot;container-title&quot;:&quot;Bioinformatics&quot;,&quot;page&quot;:&quot;859-866&quot;,&quot;volume&quot;:&quot;32&quot;,&quot;issue&quot;:&quot;6&quot;,&quot;source&quot;:&quot;CrossRef&quot;,&quot;abstract&quot;:&quot;Motivation: Approximate Bayesian computation (ABC) methods provide an elaborate approach to Bayesian inference on complex models, including model choice. Both theoretical arguments and simulation experiments indicate, however, that model posterior probabilities may be poorly evaluated by standard ABC techniques.\n\nResults: We propose a novel approach based on a machine learning tool named random forests (RF) to conduct selection among the highly complex models covered by ABC algorithms. We thus modify the way Bayesian model selection is both understood and operated, in that we rephrase the inferential goal as a classification problem, first predicting the model that best fits the data with RF and postponing the approximation of the posterior probability of the selected model for a second stage also relying on RF. Compared with earlier implementations of ABC model choice, the ABC RF approach offers several potential improvements: (i) it often has a larger discriminative power among the competing models, (ii) it is more robust against the number and choice of statistics summarizing the data, (iii) the computing effort is drastically reduced (with a gain in computation efficiency of at least 50) and (iv) it includes an approximation of the posterior probability of the selected model. The call to RF will undoubtedly extend the range of size of datasets and complexity of models that ABC can handle. We illustrate the power of this novel methodology by analyzing controlled experiments as well as genuine population genetics datasets.\n\nAvailability and implementation: The proposed methodology is implemented in the R package abcrf available on the CRAN.&quot;,&quot;DOI&quot;:&quot;10.1093/bioinformatics/btv684&quot;,&quot;ISSN&quot;:&quot;1367-4803, 1460-2059&quot;,&quot;language&quot;:&quot;en&quot;,&quot;author&quot;:[{&quot;family&quot;:&quot;Pudlo&quot;,&quot;given&quot;:&quot;Pierre&quot;},{&quot;family&quot;:&quot;Marin&quot;,&quot;given&quot;:&quot;Jean-Michel&quot;},{&quot;family&quot;:&quot;Estoup&quot;,&quot;given&quot;:&quot;Arnaud&quot;},{&quot;family&quot;:&quot;Cornuet&quot;,&quot;given&quot;:&quot;Jean-Marie&quot;},{&quot;family&quot;:&quot;Gautier&quot;,&quot;given&quot;:&quot;Mathieu&quot;},{&quot;family&quot;:&quot;Robert&quot;,&quot;given&quot;:&quot;Christian P.&quot;}],&quot;issued&quot;:{&quot;date-parts&quot;:[[&quot;2016&quot;]]}},&quot;label&quot;:&quot;page&quot;},{&quot;id&quot;:2586,&quot;uris&quot;:[&quot;http://zotero.org/users/126362/items/IUA7VIDS&quot;],&quot;uri&quot;:[&quot;http://zotero.org/users/126362/items/IUA7VIDS&quot;],&quot;itemData&quot;:{&quot;id&quot;:2586,&quot;type&quot;:&quot;article-journal&quot;,&quot;title&quot;:&quot;ABC random forests for Bayesian parameter inference&quot;,&quot;container-title&quot;:&quot;arXiv:1605.05537&quot;,&quot;source&quot;:&quot;arXiv.org&quot;,&quot;abstract&quot;:&quot;Approximate Bayesian Computation (ABC) has grown into a standard methodology to handle Bayesian inference in models associated with intractable likelihood functions. Most ABC implementations require the selection of a summary statistic as the data itself is too large or too complex to be compared to simulated realisations from the assumed model. The dimension of this statistic is generally constrained to be close to the dimension of the model parameter for efficiency reasons. Furthermore, the tolerance level that governs the acceptance or rejection of parameter values needs to be calibrated and the range of calibration techniques available so far is mostly based on asymptotic arguments. We propose here to conduct Bayesian inference based on an arbitrarily large vector of summary statistics without imposing a selection of the relevant components and bypassing the derivation of a tolerance. The approach relies on the random forest methodology of Breiman (2001) when applied to regression. We advocate the derivation of a new random forest for each component of the parameter vector, a tool from which an approximation to the marginal posterior distribution can be derived. Correlations between parameter components are handled by separate random forests. This technology offers significant gains in terms of robustness to the choice of the summary statistics and of computing time, when compared with more standard ABC solutions.&quot;,&quot;URL&quot;:&quot;http://arxiv.org/abs/1605.05537&quot;,&quot;note&quot;:&quot;arXiv: 1605.05537&quot;,&quot;author&quot;:[{&quot;family&quot;:&quot;Marin&quot;,&quot;given&quot;:&quot;Jean-Michel&quot;},{&quot;family&quot;:&quot;Raynal&quot;,&quot;given&quot;:&quot;Louis&quot;},{&quot;family&quot;:&quot;Pudlo&quot;,&quot;given&quot;:&quot;Pierre&quot;},{&quot;family&quot;:&quot;Ribatet&quot;,&quot;given&quot;:&quot;Mathieu&quot;},{&quot;family&quot;:&quot;Robert&quot;,&quot;given&quot;:&quot;Christian P.&quot;}],&quot;issued&quot;:{&quot;date-parts&quot;:[[&quot;2016&quot;,5,18]]},&quot;accessed&quot;:{&quot;date-parts&quot;:[[&quot;2016&quot;,5,22]]}},&quot;label&quot;:&quot;page&quot;}],&quot;schema&quot;:&quot;https://github.com/citation-style-language/schema/raw/master/csl-citation.json&quot;} RNDJyNzb53rDk"/><text:span text:style-name="T1">. In this approach, data is simulated from the demographic model with parameter values taken from prior probability distributions and data is transformed into summary statistics. Random forests are used to learn about the parameters from the simulated summary statistics. The resulting random forests (i.e. sets of decision trees) can then be used to estimate the posterior probability distributions of parameters from the observed summary statistics (see Marin et al. 2016; Pudlo et al. 2016 for details).</text:span></text:p>
      <text:p text:style-name="P2"/>
      <text:p text:style-name="P19"><text:span text:style-name="T1">In our analysis, a model of two populations (eastern and western clusters) is evaluated. Each population is characterized by their present scaled population size </text:span><text:span text:style-name="T18">θ</text:span><text:span text:style-name="T19"> (</text:span><text:span text:style-name="T18">θ</text:span><text:span text:style-name="T8">W</text:span><text:span text:style-name="T20">=4</text:span><text:span text:style-name="T21">N</text:span><text:span text:style-name="T9">W</text:span><text:span text:style-name="T22">μ</text:span><text:span text:style-name="T19"> and </text:span><text:span text:style-name="T18">θ</text:span><text:span text:style-name="T8">E</text:span><text:span text:style-name="T20">=4</text:span><text:span text:style-name="T21">N</text:span><text:span text:style-name="T9">E</text:span><text:span text:style-name="T22">μ</text:span><text:span text:style-name="T19">, where </text:span><text:span text:style-name="T21">N</text:span><text:span text:style-name="T9">W</text:span><text:span text:style-name="T19"> is the effective population size of the western population, </text:span><text:span text:style-name="T21">N</text:span><text:span text:style-name="T9">E</text:span><text:span text:style-name="T19"> is the effective population size of the eastern population, and </text:span><text:span text:style-name="T22">μ</text:span><text:span text:style-name="T19"> is the mutation rate). </text:span><text:span text:style-name="T1">Western population is founded by individuals from the eastern population at time </text:span><text:span text:style-name="T4">T</text:span><text:span text:style-name="T7">F</text:span><text:span text:style-name="T1">=</text:span><text:span text:style-name="T32">t</text:span><text:span text:style-name="T7">F</text:span><text:span text:style-name="T1">/4</text:span><text:span text:style-name="T4">N</text:span><text:span text:style-name="T15">W </text:span><text:span text:style-name="T1">(time </text:span><text:span text:style-name="T4">t</text:span><text:span text:style-name="T7">F</text:span><text:span text:style-name="T1"> measured in number of generations) with a founder size </text:span><text:span text:style-name="T18">θ</text:span><text:span text:style-name="T8">F</text:span><text:span text:style-name="T20">=4</text:span><text:span text:style-name="T21">N</text:span><text:span text:style-name="T9">F</text:span><text:span text:style-name="T22">μ which changes to </text:span><text:span text:style-name="T23">θ</text:span><text:span text:style-name="T8">W</text:span><text:span text:style-name="T22"> at time </text:span><text:span text:style-name="T24">T</text:span><text:span text:style-name="T9">W</text:span><text:span text:style-name="T23">=</text:span><text:span text:style-name="T24">t</text:span><text:span text:style-name="T9">W</text:span><text:span text:style-name="T23">/4</text:span><text:span text:style-name="T24">N</text:span><text:span text:style-name="T13">W</text:span><text:span text:style-name="T22"> </text:span><text:span text:style-name="T31">(</text:span><text:span text:style-name="T22">the model assumes an expansion, i.e. </text:span><text:span text:style-name="T23">θ</text:span><text:span text:style-name="T8">W</text:span><text:span text:style-name="T22">&gt;</text:span><text:span text:style-name="T23">θ</text:span><text:span text:style-name="T8">F</text:span><text:span text:style-name="T22">). Demographic change is also allowed in the eastern population that has an ancestral size </text:span><text:span text:style-name="T23">θ</text:span><text:span text:style-name="T8">A</text:span><text:span text:style-name="T20">=4</text:span><text:span text:style-name="T21">N</text:span><text:span text:style-name="T9">A</text:span><text:span text:style-name="T22">μ that changes to the current size </text:span><text:span text:style-name="T23">θ</text:span><text:span text:style-name="T8">E</text:span><text:span text:style-name="T1"> at time </text:span><text:span text:style-name="T24">T</text:span><text:span text:style-name="T10">E</text:span><text:span text:style-name="T23">=</text:span><text:span text:style-name="T24">t</text:span><text:span text:style-name="T10">E</text:span><text:span text:style-name="T28">/4</text:span><text:span text:style-name="T24">N</text:span><text:span text:style-name="T11">W</text:span><text:span text:style-name="T26">. </text:span><text:span text:style-name="T27">Two concurrent models are evaluated regarding the presence or absence of gene flow between the two population. In the case of presence of gene flow there is an additional parameter, the scaled migration rate </text:span><text:span text:style-name="T25">M</text:span><text:span text:style-name="T27">=</text:span><text:span text:style-name="T28">4</text:span><text:span text:style-name="T24">N</text:span><text:span text:style-name="T11">W</text:span><text:span text:style-name="T25">m</text:span><text:span text:style-name="T27">. Microsatellites are assumed to mutate following a generalized stepwise mutation model </text:span><text:span text:style-name="T30">(GSM)</text:span><text:span text:style-name="T27">, in which the number of repeat units gained or lost in each mutation is taken from a geometric distribution with parameter </text:span><text:span text:style-name="T25">P</text:span><text:span text:style-name="T12">GSM</text:span><text:span text:style-name="T27">. </text:span><text:span text:style-name="T29">Data under this model is generated by simulation using coalescent simulator ms </text:span><text:reference-mark-start text:name="ZOTERO_ITEM CSL_CITATION {&quot;citationID&quot;:&quot;EcCIvEno&quot;,&quot;properties&quot;:{&quot;formattedCitation&quot;:&quot;(Hudson 2002)&quot;,&quot;plainCitation&quot;:&quot;(Hudson 2002)&quot;},&quot;citationItems&quot;:[{&quot;id&quot;:1082,&quot;uris&quot;:[&quot;http://zotero.org/users/126362/items/WQTWDQ4W&quot;],&quot;uri&quot;:[&quot;http://zotero.org/users/126362/items/WQTWDQ4W&quot;],&quot;itemData&quot;:{&quot;id&quot;:1082,&quot;type&quot;:&quot;article-journal&quot;,&quot;title&quot;:&quot;Generating samples under a Wright-Fisher neutral model of genetic variation&quot;,&quot;container-title&quot;:&quot;Bioinformatics&quot;,&quot;page&quot;:&quot;337–338&quot;,&quot;volume&quot;:&quot;18&quot;,&quot;issue&quot;:&quot;2&quot;,&quot;abstract&quot;:&quot;A Monte Carlo computer program is available to generate samples drawn from a population evolving according to a Wright-Fisher neutral model. The program assumes an infinite-sites model of mutation, and allows recombination, gene conversion, symmetric migration among subpopulations, and a variety of demographic histories. The samples produced can be used to investigate the sampling properties of any sample statistic under these neutral models. Availability: The source code for the program (in the language C) is available at http://home.uchicago.edu/ rhudson1/source/mksamples.html. Contact: rr-hudson@uchicago.edu&quot;,&quot;DOI&quot;:&quot;10.1093/bioinformatics/18.2.337&quot;,&quot;author&quot;:[{&quot;family&quot;:&quot;Hudson&quot;,&quot;given&quot;:&quot;Richard R.&quot;}],&quot;issued&quot;:{&quot;date-parts&quot;:[[&quot;2002&quot;]]}}}],&quot;schema&quot;:&quot;https://github.com/citation-style-language/schema/raw/master/csl-citation.json&quot;} RNDjAgbx2yGWw"/>(Hudson 2002)<text:reference-mark-end text:name="ZOTERO_ITEM CSL_CITATION {&quot;citationID&quot;:&quot;EcCIvEno&quot;,&quot;properties&quot;:{&quot;formattedCitation&quot;:&quot;(Hudson 2002)&quot;,&quot;plainCitation&quot;:&quot;(Hudson 2002)&quot;},&quot;citationItems&quot;:[{&quot;id&quot;:1082,&quot;uris&quot;:[&quot;http://zotero.org/users/126362/items/WQTWDQ4W&quot;],&quot;uri&quot;:[&quot;http://zotero.org/users/126362/items/WQTWDQ4W&quot;],&quot;itemData&quot;:{&quot;id&quot;:1082,&quot;type&quot;:&quot;article-journal&quot;,&quot;title&quot;:&quot;Generating samples under a Wright-Fisher neutral model of genetic variation&quot;,&quot;container-title&quot;:&quot;Bioinformatics&quot;,&quot;page&quot;:&quot;337–338&quot;,&quot;volume&quot;:&quot;18&quot;,&quot;issue&quot;:&quot;2&quot;,&quot;abstract&quot;:&quot;A Monte Carlo computer program is available to generate samples drawn from a population evolving according to a Wright-Fisher neutral model. The program assumes an infinite-sites model of mutation, and allows recombination, gene conversion, symmetric migration among subpopulations, and a variety of demographic histories. The samples produced can be used to investigate the sampling properties of any sample statistic under these neutral models. Availability: The source code for the program (in the language C) is available at http://home.uchicago.edu/ rhudson1/source/mksamples.html. Contact: rr-hudson@uchicago.edu&quot;,&quot;DOI&quot;:&quot;10.1093/bioinformatics/18.2.337&quot;,&quot;author&quot;:[{&quot;family&quot;:&quot;Hudson&quot;,&quot;given&quot;:&quot;Richard R.&quot;}],&quot;issued&quot;:{&quot;date-parts&quot;:[[&quot;2002&quot;]]}}}],&quot;schema&quot;:&quot;https://github.com/citation-style-language/schema/raw/master/csl-citation.json&quot;} RNDjAgbx2yGWw"/><text:span text:style-name="T34"> with a custom script (see below) to transform its output into microsatellite data. Each data set was summarized by statistics (Table S1) used in population genetics to characterize microsatellite genetic diversity, population size change and population differentiation, in addition to a new summary statistic described in supplementary text. Parameter values at each simulation were sampled from prior probabilities distribution specified in table 1.</text:span></text:p>
      <text:p text:style-name="P2"/>
      <text:p text:style-name="Standard"/>
      <text:p text:style-name="Standard"><text:span text:style-name="T2">Code in R </text:span><text:reference-mark-start text:name="ZOTERO_ITEM CSL_CITATION {&quot;citationID&quot;:&quot;htnF8Pge&quot;,&quot;properties&quot;:{&quot;formattedCitation&quot;:&quot;(R Development Core Team 2009)&quot;,&quot;plainCitation&quot;:&quot;(R Development Core Team 2009)&quot;},&quot;citationItems&quot;:[{&quot;id&quot;:734,&quot;uris&quot;:[&quot;http://zotero.org/users/126362/items/MMF3SKUH&quot;],&quot;uri&quot;:[&quot;http://zotero.org/users/126362/items/MMF3SKUH&quot;],&quot;itemData&quot;:{&quot;id&quot;:734,&quot;type&quot;:&quot;book&quot;,&quot;title&quot;:&quot;R: A Language and Environment for Statistical Computing&quot;,&quot;publisher&quot;:&quot;R Foundation for Statistical Computing&quot;,&quot;publisher-place&quot;:&quot;Vienna, Austria&quot;,&quot;event-place&quot;:&quot;Vienna, Austria&quot;,&quot;URL&quot;:&quot;http://www.R-project.org&quot;,&quot;note&quot;:&quot;ISBN 3-900051-07-0&quot;,&quot;author&quot;:[{&quot;literal&quot;:&quot;R Development Core Team&quot;}],&quot;issued&quot;:{&quot;date-parts&quot;:[[&quot;2009&quot;]]}}}],&quot;schema&quot;:&quot;https://github.com/citation-style-language/schema/raw/master/csl-citation.json&quot;} RNDxCSxFLghjA"/><text:span text:style-name="T2">(R Development Core Team 2009)</text:span><text:reference-mark-end text:name="ZOTERO_ITEM CSL_CITATION {&quot;citationID&quot;:&quot;htnF8Pge&quot;,&quot;properties&quot;:{&quot;formattedCitation&quot;:&quot;(R Development Core Team 2009)&quot;,&quot;plainCitation&quot;:&quot;(R Development Core Team 2009)&quot;},&quot;citationItems&quot;:[{&quot;id&quot;:734,&quot;uris&quot;:[&quot;http://zotero.org/users/126362/items/MMF3SKUH&quot;],&quot;uri&quot;:[&quot;http://zotero.org/users/126362/items/MMF3SKUH&quot;],&quot;itemData&quot;:{&quot;id&quot;:734,&quot;type&quot;:&quot;book&quot;,&quot;title&quot;:&quot;R: A Language and Environment for Statistical Computing&quot;,&quot;publisher&quot;:&quot;R Foundation for Statistical Computing&quot;,&quot;publisher-place&quot;:&quot;Vienna, Austria&quot;,&quot;event-place&quot;:&quot;Vienna, Austria&quot;,&quot;URL&quot;:&quot;http://www.R-project.org&quot;,&quot;note&quot;:&quot;ISBN 3-900051-07-0&quot;,&quot;author&quot;:[{&quot;literal&quot;:&quot;R Development Core Team&quot;}],&quot;issued&quot;:{&quot;date-parts&quot;:[[&quot;2009&quot;]]}}}],&quot;schema&quot;:&quot;https://github.com/citation-style-language/schema/raw/master/csl-citation.json&quot;} RNDxCSxFLghjA"/><text:span text:style-name="T2"> to perform this ABC analysis (simulation, summary statistics computation and ABC-random forest) is available at http://github.com/mnavascues/microsatABC-IM. It uses functions from pegas </text:span><text:reference-mark-start text:name="ZOTERO_ITEM CSL_CITATION {&quot;citationID&quot;:&quot;JWTOOItw&quot;,&quot;properties&quot;:{&quot;formattedCitation&quot;:&quot;(Paradis 2010)&quot;,&quot;plainCitation&quot;:&quot;(Paradis 2010)&quot;},&quot;citationItems&quot;:[{&quot;id&quot;:319,&quot;uris&quot;:[&quot;http://zotero.org/users/126362/items/AWUNT4FB&quot;],&quot;uri&quot;:[&quot;http://zotero.org/users/126362/items/AWUNT4FB&quot;],&quot;itemData&quot;:{&quot;id&quot;:319,&quot;type&quot;:&quot;article-journal&quot;,&quot;title&quot;:&quot;pegas: an R package for population genetics with an integrated-modular approach&quot;,&quot;container-title&quot;:&quot;Bioinformatics&quot;,&quot;page&quot;:&quot;419-420&quot;,&quot;volume&quot;:&quot;26&quot;,&quot;issue&quot;:&quot;3&quot;,&quot;source&quot;:&quot;HighWire&quot;,&quot;abstract&quot;:&quot;Summary: pegas is a new package for the analysis of population genetic data. It is written in R and is integrated with two other existing R packages (ape and adegenet). pegas provides functions for standard population genetic methods, as well as low-level functions for developing new methods. The flexible and efficient graphical capabilities of R are used for plotting haplotype networks as well as for other functionalities. pegas emphasises the need to further develop an integrated--modular approach for software dedicated to the analysis of population genetic data. Availability: pegas is distributed through the Comprehensive R Archive Network (CRAN):http://cran.r-project.org/web/packages/pegas/index.html Further information may be found at: http://ape.mpl.ird.fr/pegas/ Contact: Emmanuel.Paradis@ird.fr&quot;,&quot;DOI&quot;:&quot;10.1093/bioinformatics/btp696&quot;,&quot;author&quot;:[{&quot;family&quot;:&quot;Paradis&quot;,&quot;given&quot;:&quot;Emmanuel&quot;}],&quot;issued&quot;:{&quot;date-parts&quot;:[[&quot;2010&quot;]]}}}],&quot;schema&quot;:&quot;https://github.com/citation-style-language/schema/raw/master/csl-citation.json&quot;} RNDQ4STGQgAaB"/><text:span text:style-name="T2">(Paradis 2010)</text:span><text:reference-mark-end text:name="ZOTERO_ITEM CSL_CITATION {&quot;citationID&quot;:&quot;JWTOOItw&quot;,&quot;properties&quot;:{&quot;formattedCitation&quot;:&quot;(Paradis 2010)&quot;,&quot;plainCitation&quot;:&quot;(Paradis 2010)&quot;},&quot;citationItems&quot;:[{&quot;id&quot;:319,&quot;uris&quot;:[&quot;http://zotero.org/users/126362/items/AWUNT4FB&quot;],&quot;uri&quot;:[&quot;http://zotero.org/users/126362/items/AWUNT4FB&quot;],&quot;itemData&quot;:{&quot;id&quot;:319,&quot;type&quot;:&quot;article-journal&quot;,&quot;title&quot;:&quot;pegas: an R package for population genetics with an integrated-modular approach&quot;,&quot;container-title&quot;:&quot;Bioinformatics&quot;,&quot;page&quot;:&quot;419-420&quot;,&quot;volume&quot;:&quot;26&quot;,&quot;issue&quot;:&quot;3&quot;,&quot;source&quot;:&quot;HighWire&quot;,&quot;abstract&quot;:&quot;Summary: pegas is a new package for the analysis of population genetic data. It is written in R and is integrated with two other existing R packages (ape and adegenet). pegas provides functions for standard population genetic methods, as well as low-level functions for developing new methods. The flexible and efficient graphical capabilities of R are used for plotting haplotype networks as well as for other functionalities. pegas emphasises the need to further develop an integrated--modular approach for software dedicated to the analysis of population genetic data. Availability: pegas is distributed through the Comprehensive R Archive Network (CRAN):http://cran.r-project.org/web/packages/pegas/index.html Further information may be found at: http://ape.mpl.ird.fr/pegas/ Contact: Emmanuel.Paradis@ird.fr&quot;,&quot;DOI&quot;:&quot;10.1093/bioinformatics/btp696&quot;,&quot;author&quot;:[{&quot;family&quot;:&quot;Paradis&quot;,&quot;given&quot;:&quot;Emmanuel&quot;}],&quot;issued&quot;:{&quot;date-parts&quot;:[[&quot;2010&quot;]]}}}],&quot;schema&quot;:&quot;https://github.com/citation-style-language/schema/raw/master/csl-citation.json&quot;} RNDQ4STGQgAaB"/><text:span text:style-name="T2">, mmod </text:span><text:reference-mark-start text:name="ZOTERO_ITEM CSL_CITATION {&quot;citationID&quot;:&quot;b2m7qEsC&quot;,&quot;properties&quot;:{&quot;formattedCitation&quot;:&quot;(Winter 2012)&quot;,&quot;plainCitation&quot;:&quot;(Winter 2012)&quot;},&quot;citationItems&quot;:[{&quot;id&quot;:2604,&quot;uris&quot;:[&quot;http://zotero.org/users/126362/items/X64KX48A&quot;],&quot;uri&quot;:[&quot;http://zotero.org/users/126362/items/X64KX48A&quot;],&quot;itemData&quot;:{&quot;id&quot;:2604,&quot;type&quot;:&quot;article-journal&quot;,&quot;title&quot;:&quot;mmod: an R library for the calculation of population differentiation statistics&quot;,&quot;container-title&quot;:&quot;Molecular Ecology Resources&quot;,&quot;page&quot;:&quot;1158-1160&quot;,&quot;volume&quot;:&quot;12&quot;,&quot;issue&quot;:&quot;6&quot;,&quot;source&quot;:&quot;CrossRef&quot;,&quot;DOI&quot;:&quot;10.1111/j.1755-0998.2012.03174.x&quot;,&quot;ISSN&quot;:&quot;1755098X&quot;,&quot;shortTitle&quot;:&quot;&lt;span style=\&quot;font-variant&quot;,&quot;language&quot;:&quot;en&quot;,&quot;author&quot;:[{&quot;family&quot;:&quot;Winter&quot;,&quot;given&quot;:&quot;David J.&quot;}],&quot;issued&quot;:{&quot;date-parts&quot;:[[&quot;2012&quot;,11]]}}}],&quot;schema&quot;:&quot;https://github.com/citation-style-language/schema/raw/master/csl-citation.json&quot;} RND1y3xWKBIOJ"/><text:span text:style-name="T2">(Winter 2012)</text:span><text:reference-mark-end text:name="ZOTERO_ITEM CSL_CITATION {&quot;citationID&quot;:&quot;b2m7qEsC&quot;,&quot;properties&quot;:{&quot;formattedCitation&quot;:&quot;(Winter 2012)&quot;,&quot;plainCitation&quot;:&quot;(Winter 2012)&quot;},&quot;citationItems&quot;:[{&quot;id&quot;:2604,&quot;uris&quot;:[&quot;http://zotero.org/users/126362/items/X64KX48A&quot;],&quot;uri&quot;:[&quot;http://zotero.org/users/126362/items/X64KX48A&quot;],&quot;itemData&quot;:{&quot;id&quot;:2604,&quot;type&quot;:&quot;article-journal&quot;,&quot;title&quot;:&quot;mmod: an R library for the calculation of population differentiation statistics&quot;,&quot;container-title&quot;:&quot;Molecular Ecology Resources&quot;,&quot;page&quot;:&quot;1158-1160&quot;,&quot;volume&quot;:&quot;12&quot;,&quot;issue&quot;:&quot;6&quot;,&quot;source&quot;:&quot;CrossRef&quot;,&quot;DOI&quot;:&quot;10.1111/j.1755-0998.2012.03174.x&quot;,&quot;ISSN&quot;:&quot;1755098X&quot;,&quot;shortTitle&quot;:&quot;&lt;span style=\&quot;font-variant&quot;,&quot;language&quot;:&quot;en&quot;,&quot;author&quot;:[{&quot;family&quot;:&quot;Winter&quot;,&quot;given&quot;:&quot;David J.&quot;}],&quot;issued&quot;:{&quot;date-parts&quot;:[[&quot;2012&quot;,11]]}}}],&quot;schema&quot;:&quot;https://github.com/citation-style-language/schema/raw/master/csl-citation.json&quot;} RND1y3xWKBIOJ"/><text:span text:style-name="T2"> and adegenet </text:span><text:reference-mark-start text:name="ZOTERO_ITEM CSL_CITATION {&quot;citationID&quot;:&quot;k6SHtkzR&quot;,&quot;properties&quot;:{&quot;formattedCitation&quot;:&quot;(Jombart 2008)&quot;,&quot;plainCitation&quot;:&quot;(Jombart 2008)&quot;},&quot;citationItems&quot;:[{&quot;id&quot;:2605,&quot;uris&quot;:[&quot;http://zotero.org/users/126362/items/HZ8VS4MV&quot;],&quot;uri&quot;:[&quot;http://zotero.org/users/126362/items/HZ8VS4MV&quot;],&quot;itemData&quot;:{&quot;id&quot;:2605,&quot;type&quot;:&quot;article-journal&quot;,&quot;title&quot;:&quot;adegenet: a R package for the multivariate analysis of genetic markers&quot;,&quot;container-title&quot;:&quot;Bioinformatics&quot;,&quot;page&quot;:&quot;1403-1405&quot;,&quot;volume&quot;:&quot;24&quot;,&quot;issue&quot;:&quot;11&quot;,&quot;source&quot;:&quot;CrossRef&quot;,&quot;DOI&quot;:&quot;10.1093/bioinformatics/btn129&quot;,&quot;ISSN&quot;:&quot;1367-4803, 1460-2059&quot;,&quot;shortTitle&quot;:&quot;adegenet&quot;,&quot;language&quot;:&quot;en&quot;,&quot;author&quot;:[{&quot;family&quot;:&quot;Jombart&quot;,&quot;given&quot;:&quot;Thibaut&quot;}],&quot;issued&quot;:{&quot;date-parts&quot;:[[&quot;2008&quot;,6,1]]}}}],&quot;schema&quot;:&quot;https://github.com/citation-style-language/schema/raw/master/csl-citation.json&quot;} RNDAYa4DmjIx3"/><text:span text:style-name="T2">(Jombart 2008)</text:span><text:reference-mark-end text:name="ZOTERO_ITEM CSL_CITATION {&quot;citationID&quot;:&quot;k6SHtkzR&quot;,&quot;properties&quot;:{&quot;formattedCitation&quot;:&quot;(Jombart 2008)&quot;,&quot;plainCitation&quot;:&quot;(Jombart 2008)&quot;},&quot;citationItems&quot;:[{&quot;id&quot;:2605,&quot;uris&quot;:[&quot;http://zotero.org/users/126362/items/HZ8VS4MV&quot;],&quot;uri&quot;:[&quot;http://zotero.org/users/126362/items/HZ8VS4MV&quot;],&quot;itemData&quot;:{&quot;id&quot;:2605,&quot;type&quot;:&quot;article-journal&quot;,&quot;title&quot;:&quot;adegenet: a R package for the multivariate analysis of genetic markers&quot;,&quot;container-title&quot;:&quot;Bioinformatics&quot;,&quot;page&quot;:&quot;1403-1405&quot;,&quot;volume&quot;:&quot;24&quot;,&quot;issue&quot;:&quot;11&quot;,&quot;source&quot;:&quot;CrossRef&quot;,&quot;DOI&quot;:&quot;10.1093/bioinformatics/btn129&quot;,&quot;ISSN&quot;:&quot;1367-4803, 1460-2059&quot;,&quot;shortTitle&quot;:&quot;adegenet&quot;,&quot;language&quot;:&quot;en&quot;,&quot;author&quot;:[{&quot;family&quot;:&quot;Jombart&quot;,&quot;given&quot;:&quot;Thibaut&quot;}],&quot;issued&quot;:{&quot;date-parts&quot;:[[&quot;2008&quot;,6,1]]}}}],&quot;schema&quot;:&quot;https://github.com/citation-style-language/schema/raw/master/csl-citation.json&quot;} RNDAYa4DmjIx3"/><text:span text:style-name="T2"> for calculating summary statistics and abcrf </text:span><text:reference-mark-start text:name="ZOTERO_ITEM CSL_CITATION {&quot;citationID&quot;:&quot;hhJuaqOp&quot;,&quot;properties&quot;:{&quot;formattedCitation&quot;:&quot;(Pudlo et al. 2016)&quot;,&quot;plainCitation&quot;:&quot;(Pudlo et al. 2016)&quot;},&quot;citationItems&quot;:[{&quot;id&quot;:457,&quot;uris&quot;:[&quot;http://zotero.org/users/126362/items/Q2HSXTGI&quot;],&quot;uri&quot;:[&quot;http://zotero.org/users/126362/items/Q2HSXTGI&quot;],&quot;itemData&quot;:{&quot;id&quot;:457,&quot;type&quot;:&quot;article-journal&quot;,&quot;title&quot;:&quot;Reliable ABC model choice via random forests&quot;,&quot;container-title&quot;:&quot;Bioinformatics&quot;,&quot;page&quot;:&quot;859-866&quot;,&quot;volume&quot;:&quot;32&quot;,&quot;issue&quot;:&quot;6&quot;,&quot;source&quot;:&quot;CrossRef&quot;,&quot;abstract&quot;:&quot;Motivation: Approximate Bayesian computation (ABC) methods provide an elaborate approach to Bayesian inference on complex models, including model choice. Both theoretical arguments and simulation experiments indicate, however, that model posterior probabilities may be poorly evaluated by standard ABC techniques.\n\nResults: We propose a novel approach based on a machine learning tool named random forests (RF) to conduct selection among the highly complex models covered by ABC algorithms. We thus modify the way Bayesian model selection is both understood and operated, in that we rephrase the inferential goal as a classification problem, first predicting the model that best fits the data with RF and postponing the approximation of the posterior probability of the selected model for a second stage also relying on RF. Compared with earlier implementations of ABC model choice, the ABC RF approach offers several potential improvements: (i) it often has a larger discriminative power among the competing models, (ii) it is more robust against the number and choice of statistics summarizing the data, (iii) the computing effort is drastically reduced (with a gain in computation efficiency of at least 50) and (iv) it includes an approximation of the posterior probability of the selected model. The call to RF will undoubtedly extend the range of size of datasets and complexity of models that ABC can handle. We illustrate the power of this novel methodology by analyzing controlled experiments as well as genuine population genetics datasets.\n\nAvailability and implementation: The proposed methodology is implemented in the R package abcrf available on the CRAN.&quot;,&quot;DOI&quot;:&quot;10.1093/bioinformatics/btv684&quot;,&quot;ISSN&quot;:&quot;1367-4803, 1460-2059&quot;,&quot;language&quot;:&quot;en&quot;,&quot;author&quot;:[{&quot;family&quot;:&quot;Pudlo&quot;,&quot;given&quot;:&quot;Pierre&quot;},{&quot;family&quot;:&quot;Marin&quot;,&quot;given&quot;:&quot;Jean-Michel&quot;},{&quot;family&quot;:&quot;Estoup&quot;,&quot;given&quot;:&quot;Arnaud&quot;},{&quot;family&quot;:&quot;Cornuet&quot;,&quot;given&quot;:&quot;Jean-Marie&quot;},{&quot;family&quot;:&quot;Gautier&quot;,&quot;given&quot;:&quot;Mathieu&quot;},{&quot;family&quot;:&quot;Robert&quot;,&quot;given&quot;:&quot;Christian P.&quot;}],&quot;issued&quot;:{&quot;date-parts&quot;:[[&quot;2016&quot;]]}}}],&quot;schema&quot;:&quot;https://github.com/citation-style-language/schema/raw/master/csl-citation.json&quot;} RNDwwnCFQwRql"/><text:span text:style-name="T2">(Pudlo et al. 2016)</text:span><text:reference-mark-end text:name="ZOTERO_ITEM CSL_CITATION {&quot;citationID&quot;:&quot;hhJuaqOp&quot;,&quot;properties&quot;:{&quot;formattedCitation&quot;:&quot;(Pudlo et al. 2016)&quot;,&quot;plainCitation&quot;:&quot;(Pudlo et al. 2016)&quot;},&quot;citationItems&quot;:[{&quot;id&quot;:457,&quot;uris&quot;:[&quot;http://zotero.org/users/126362/items/Q2HSXTGI&quot;],&quot;uri&quot;:[&quot;http://zotero.org/users/126362/items/Q2HSXTGI&quot;],&quot;itemData&quot;:{&quot;id&quot;:457,&quot;type&quot;:&quot;article-journal&quot;,&quot;title&quot;:&quot;Reliable ABC model choice via random forests&quot;,&quot;container-title&quot;:&quot;Bioinformatics&quot;,&quot;page&quot;:&quot;859-866&quot;,&quot;volume&quot;:&quot;32&quot;,&quot;issue&quot;:&quot;6&quot;,&quot;source&quot;:&quot;CrossRef&quot;,&quot;abstract&quot;:&quot;Motivation: Approximate Bayesian computation (ABC) methods provide an elaborate approach to Bayesian inference on complex models, including model choice. Both theoretical arguments and simulation experiments indicate, however, that model posterior probabilities may be poorly evaluated by standard ABC techniques.\n\nResults: We propose a novel approach based on a machine learning tool named random forests (RF) to conduct selection among the highly complex models covered by ABC algorithms. We thus modify the way Bayesian model selection is both understood and operated, in that we rephrase the inferential goal as a classification problem, first predicting the model that best fits the data with RF and postponing the approximation of the posterior probability of the selected model for a second stage also relying on RF. Compared with earlier implementations of ABC model choice, the ABC RF approach offers several potential improvements: (i) it often has a larger discriminative power among the competing models, (ii) it is more robust against the number and choice of statistics summarizing the data, (iii) the computing effort is drastically reduced (with a gain in computation efficiency of at least 50) and (iv) it includes an approximation of the posterior probability of the selected model. The call to RF will undoubtedly extend the range of size of datasets and complexity of models that ABC can handle. We illustrate the power of this novel methodology by analyzing controlled experiments as well as genuine population genetics datasets.\n\nAvailability and implementation: The proposed methodology is implemented in the R package abcrf available on the CRAN.&quot;,&quot;DOI&quot;:&quot;10.1093/bioinformatics/btv684&quot;,&quot;ISSN&quot;:&quot;1367-4803, 1460-2059&quot;,&quot;language&quot;:&quot;en&quot;,&quot;author&quot;:[{&quot;family&quot;:&quot;Pudlo&quot;,&quot;given&quot;:&quot;Pierre&quot;},{&quot;family&quot;:&quot;Marin&quot;,&quot;given&quot;:&quot;Jean-Michel&quot;},{&quot;family&quot;:&quot;Estoup&quot;,&quot;given&quot;:&quot;Arnaud&quot;},{&quot;family&quot;:&quot;Cornuet&quot;,&quot;given&quot;:&quot;Jean-Marie&quot;},{&quot;family&quot;:&quot;Gautier&quot;,&quot;given&quot;:&quot;Mathieu&quot;},{&quot;family&quot;:&quot;Robert&quot;,&quot;given&quot;:&quot;Christian P.&quot;}],&quot;issued&quot;:{&quot;date-parts&quot;:[[&quot;2016&quot;]]}}}],&quot;schema&quot;:&quot;https://github.com/citation-style-language/schema/raw/master/csl-citation.json&quot;} RNDwwnCFQwRql"/><text:span text:style-name="T2"> and </text:span><text:bookmark text:name="mytitle"/>quantregForest <text:reference-mark-start text:name="ZOTERO_ITEM CSL_CITATION {&quot;citationID&quot;:&quot;VzM8UkTd&quot;,&quot;properties&quot;:{&quot;formattedCitation&quot;:&quot;(Meinshausen 2006)&quot;,&quot;plainCitation&quot;:&quot;(Meinshausen 2006)&quot;},&quot;citationItems&quot;:[{&quot;id&quot;:2606,&quot;uris&quot;:[&quot;http://zotero.org/users/126362/items/I2XD3ZV8&quot;],&quot;uri&quot;:[&quot;http://zotero.org/users/126362/items/I2XD3ZV8&quot;],&quot;itemData&quot;:{&quot;id&quot;:2606,&quot;type&quot;:&quot;article-journal&quot;,&quot;title&quot;:&quot;Quantile Regression Forests&quot;,&quot;container-title&quot;:&quot;Journal of Machine Learning Research&quot;,&quot;page&quot;:&quot;983-999&quot;,&quot;volume&quot;:&quot;7&quot;,&quot;issue&quot;:&quot;Jun&quot;,&quot;source&quot;:&quot;www.jmlr.org&quot;,&quot;ISSN&quot;:&quot;ISSN 1533-7928&quot;,&quot;author&quot;:[{&quot;family&quot;:&quot;Meinshausen&quot;,&quot;given&quot;:&quot;Nicolai&quot;}],&quot;issued&quot;:{&quot;date-parts&quot;:[[&quot;2006&quot;]]}}}],&quot;schema&quot;:&quot;https://github.com/citation-style-language/schema/raw/master/csl-citation.json&quot;} RNDaXfJPRBvZl"/>(Meinshausen 2006)<text:reference-mark-end text:name="ZOTERO_ITEM CSL_CITATION {&quot;citationID&quot;:&quot;VzM8UkTd&quot;,&quot;properties&quot;:{&quot;formattedCitation&quot;:&quot;(Meinshausen 2006)&quot;,&quot;plainCitation&quot;:&quot;(Meinshausen 2006)&quot;},&quot;citationItems&quot;:[{&quot;id&quot;:2606,&quot;uris&quot;:[&quot;http://zotero.org/users/126362/items/I2XD3ZV8&quot;],&quot;uri&quot;:[&quot;http://zotero.org/users/126362/items/I2XD3ZV8&quot;],&quot;itemData&quot;:{&quot;id&quot;:2606,&quot;type&quot;:&quot;article-journal&quot;,&quot;title&quot;:&quot;Quantile Regression Forests&quot;,&quot;container-title&quot;:&quot;Journal of Machine Learning Research&quot;,&quot;page&quot;:&quot;983-999&quot;,&quot;volume&quot;:&quot;7&quot;,&quot;issue&quot;:&quot;Jun&quot;,&quot;source&quot;:&quot;www.jmlr.org&quot;,&quot;ISSN&quot;:&quot;ISSN 1533-7928&quot;,&quot;author&quot;:[{&quot;family&quot;:&quot;Meinshausen&quot;,&quot;given&quot;:&quot;Nicolai&quot;}],&quot;issued&quot;:{&quot;date-parts&quot;:[[&quot;2006&quot;]]}}}],&quot;schema&quot;:&quot;https://github.com/citation-style-language/schema/raw/master/csl-citation.json&quot;} RNDaXfJPRBvZl"/><text:span text:style-name="T2"> for performing random forests analyses.</text:span></text:p>
      <text:p text:style-name="Standard"/>
      <text:p text:style-name="P1">RESULTS</text:p>
      <text:p text:style-name="Standard"/>
      <text:p text:style-name="P5">A model with migration between western and eastern populations was selected over a model of pure divergence by the ABC-random forest approach, with a posterior probability estimated of 0.90. Parameters of the isolation with migration model were inferred with point estimates <text:span text:style-name="T38">(median of posterior probability distribution)</text:span> <text:span text:style-name="T36">and 95% highest posterior density intervals are</text:span> reported in table 1 and more detailed description of the posterior distribution presented in the supplementary materials. </text:p>
      <text:p text:style-name="P5"/>
      <text:p text:style-name="P5">Table 1. Parameters <text:span text:style-name="T35">(coalescent scale)</text:span> estimated for the isolation with migration model</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
          </table:table-cell>
          <table:table-cell table:style-name="Table1.A1" office:value-type="string">
            <text:p text:style-name="P11">prior</text:p>
          </table:table-cell>
          <table:table-cell table:style-name="Table1.A1" office:value-type="string">
            <text:p text:style-name="P18">median</text:p>
          </table:table-cell>
          <table:table-cell table:style-name="Table1.A1" office:value-type="string">
            <text:p text:style-name="P10">95%HPD</text:p>
          </table:table-cell>
          <table:table-cell table:style-name="Table1.E1" office:value-type="string">
            <text:p text:style-name="P25">natural scale</text:p>
          </table:table-cell>
        </table:table-row>
        <table:table-row>
          <table:table-cell table:style-name="Table1.A2" office:value-type="string">
            <text:p text:style-name="P5"><text:span text:style-name="T18">θ</text:span><text:span text:style-name="T8">W</text:span></text:p>
          </table:table-cell>
          <table:table-cell table:style-name="Table1.A2" office:value-type="string">
            <text:p text:style-name="P8">Log-uniform(0.1,1000); conditional to <text:span text:style-name="T1">θ</text:span><text:span text:style-name="T16">F</text:span>&lt;<text:span text:style-name="T1">θ</text:span><text:span text:style-name="T16">W</text:span></text:p>
          </table:table-cell>
          <table:table-cell table:style-name="Table1.A2" office:value-type="string">
            <text:p text:style-name="P15">4.66</text:p>
          </table:table-cell>
          <table:table-cell table:style-name="Table1.A2" office:value-type="string">
            <text:p text:style-name="P15">1.82-50.07</text:p>
          </table:table-cell>
          <table:table-cell table:style-name="Table1.E2" office:value-type="string">
            <text:p text:style-name="P26"><text:span text:style-name="T3">N</text:span><text:span text:style-name="T6">W</text:span>=23300</text:p>
          </table:table-cell>
        </table:table-row>
        <table:table-row>
          <table:table-cell table:style-name="Table1.A2" office:value-type="string">
            <text:p text:style-name="P6"><text:span text:style-name="T18">θ</text:span><text:span text:style-name="T8">E</text:span></text:p>
          </table:table-cell>
          <table:table-cell table:style-name="Table1.A2" office:value-type="string">
            <text:p text:style-name="P8">Log-uniform(0.1,1000)</text:p>
          </table:table-cell>
          <table:table-cell table:style-name="Table1.A2" office:value-type="string">
            <text:p text:style-name="P16">15.81</text:p>
          </table:table-cell>
          <table:table-cell table:style-name="Table1.A2" office:value-type="string">
            <text:p text:style-name="P16">5.31-238.33</text:p>
          </table:table-cell>
          <table:table-cell table:style-name="Table1.E2" office:value-type="string">
            <text:p text:style-name="P26"><text:span text:style-name="T3">N</text:span><text:span text:style-name="T5">E</text:span>=79050</text:p>
          </table:table-cell>
        </table:table-row>
        <table:table-row>
          <table:table-cell table:style-name="Table1.A2" office:value-type="string">
            <text:p text:style-name="P6"><text:span text:style-name="T18">θ</text:span><text:span text:style-name="T8">F</text:span></text:p>
          </table:table-cell>
          <table:table-cell table:style-name="Table1.A2" office:value-type="string">
            <text:p text:style-name="P8">Log-uniform(0.1,1000); conditional to <text:span text:style-name="T1">θ</text:span><text:span text:style-name="T16">F</text:span>&lt;<text:span text:style-name="T1">θ</text:span><text:span text:style-name="T16">W</text:span></text:p>
          </table:table-cell>
          <table:table-cell table:style-name="Table1.A2" office:value-type="string">
            <text:p text:style-name="P16">0.79</text:p>
          </table:table-cell>
          <table:table-cell table:style-name="Table1.A2" office:value-type="string">
            <text:p text:style-name="P16">0.11-17.60</text:p>
          </table:table-cell>
          <table:table-cell table:style-name="Table1.E2" office:value-type="string">
            <text:p text:style-name="P26"><text:span text:style-name="T3">N</text:span><text:span text:style-name="T6">F</text:span>=3950</text:p>
          </table:table-cell>
        </table:table-row>
        <text:soft-page-break/>
        <table:table-row>
          <table:table-cell table:style-name="Table1.A2" office:value-type="string">
            <text:p text:style-name="P6"><text:span text:style-name="T23">θ</text:span><text:span text:style-name="T8">A</text:span></text:p>
          </table:table-cell>
          <table:table-cell table:style-name="Table1.A2" office:value-type="string">
            <text:p text:style-name="P8">Log-uniform(0.1,1000)</text:p>
          </table:table-cell>
          <table:table-cell table:style-name="Table1.A2" office:value-type="string">
            <text:p text:style-name="P11">15.19</text:p>
          </table:table-cell>
          <table:table-cell table:style-name="Table1.A2" office:value-type="string">
            <text:p text:style-name="P11">0.12-774.17</text:p>
          </table:table-cell>
          <table:table-cell table:style-name="Table1.E2" office:value-type="string">
            <text:p text:style-name="P11"/>
          </table:table-cell>
        </table:table-row>
        <table:table-row>
          <table:table-cell table:style-name="Table1.A2" office:value-type="string">
            <text:p text:style-name="P6"><text:span text:style-name="T4">T</text:span><text:span text:style-name="T7">F</text:span></text:p>
          </table:table-cell>
          <table:table-cell table:style-name="Table1.A2" office:value-type="string">
            <text:p text:style-name="P11">Uniform(0,10)</text:p>
          </table:table-cell>
          <table:table-cell table:style-name="Table1.A2" office:value-type="string">
            <text:p text:style-name="P13">5.33</text:p>
          </table:table-cell>
          <table:table-cell table:style-name="Table1.A2" office:value-type="string">
            <text:p text:style-name="P14">0.20-9.70</text:p>
          </table:table-cell>
          <table:table-cell table:style-name="Table1.E2" office:value-type="string">
            <text:p text:style-name="P14"/>
          </table:table-cell>
        </table:table-row>
        <table:table-row>
          <table:table-cell table:style-name="Table1.A2" office:value-type="string">
            <text:p text:style-name="P6"><text:span text:style-name="T24">T</text:span><text:span text:style-name="T9">W</text:span></text:p>
          </table:table-cell>
          <table:table-cell table:style-name="Table1.A2" office:value-type="string">
            <text:p text:style-name="P11">Uniform(0,<text:span text:style-name="T3">T</text:span><text:span text:style-name="T5">F</text:span>)</text:p>
          </table:table-cell>
          <table:table-cell table:style-name="Table1.A2" office:value-type="string">
            <text:p text:style-name="P12">2.65</text:p>
          </table:table-cell>
          <table:table-cell table:style-name="Table1.A2" office:value-type="string">
            <text:p text:style-name="P12">0.06-8.44</text:p>
          </table:table-cell>
          <table:table-cell table:style-name="Table1.E2" office:value-type="string">
            <text:p text:style-name="P12"/>
          </table:table-cell>
        </table:table-row>
        <table:table-row>
          <table:table-cell table:style-name="Table1.A2" office:value-type="string">
            <text:p text:style-name="P6"><text:span text:style-name="T24">T</text:span><text:span text:style-name="T10">E</text:span></text:p>
          </table:table-cell>
          <table:table-cell table:style-name="Table1.A2" office:value-type="string">
            <text:p text:style-name="P11">Uniform(0,10)</text:p>
          </table:table-cell>
          <table:table-cell table:style-name="Table1.A2" office:value-type="string">
            <text:p text:style-name="P13">5.10</text:p>
          </table:table-cell>
          <table:table-cell table:style-name="Table1.A2" office:value-type="string">
            <text:p text:style-name="P13">0.22-9.78</text:p>
          </table:table-cell>
          <table:table-cell table:style-name="Table1.E2" office:value-type="string">
            <text:p text:style-name="P13"/>
          </table:table-cell>
        </table:table-row>
        <table:table-row>
          <table:table-cell table:style-name="Table1.A2" office:value-type="string">
            <text:p text:style-name="P7">M</text:p>
          </table:table-cell>
          <table:table-cell table:style-name="Table1.A2" office:value-type="string">
            <text:p text:style-name="P11">Log-uniform(0.001,100)</text:p>
          </table:table-cell>
          <table:table-cell table:style-name="Table1.A2" office:value-type="string">
            <text:p text:style-name="P17">1.09</text:p>
          </table:table-cell>
          <table:table-cell table:style-name="Table1.A2" office:value-type="string">
            <text:p text:style-name="P17">0.05-4.06</text:p>
          </table:table-cell>
          <table:table-cell table:style-name="Table1.E2" office:value-type="string">
            <text:p text:style-name="P26">m=5·10<text:span text:style-name="T40">-5</text:span></text:p>
          </table:table-cell>
        </table:table-row>
        <table:table-row>
          <table:table-cell table:style-name="Table1.A2" office:value-type="string">
            <text:p text:style-name="P6"><text:span text:style-name="T25">P</text:span><text:span text:style-name="T12">GSM</text:span></text:p>
          </table:table-cell>
          <table:table-cell table:style-name="Table1.A2" office:value-type="string">
            <text:p text:style-name="P11">Uniform(0,1)</text:p>
          </table:table-cell>
          <table:table-cell table:style-name="Table1.A2" office:value-type="string">
            <text:p text:style-name="P17">0.44</text:p>
          </table:table-cell>
          <table:table-cell table:style-name="Table1.A2" office:value-type="string">
            <text:p text:style-name="P17">0.06-0.64</text:p>
          </table:table-cell>
          <table:table-cell table:style-name="Table1.E2" office:value-type="string">
            <text:p text:style-name="P17"/>
          </table:table-cell>
        </table:table-row>
      </table:table>
      <text:p text:style-name="P9">Parameters where posterior probability distribution differs from prior probability distribution are marked in bold <text:span text:style-name="T37">(see supplementary materials)</text:span>. <text:span text:style-name="T39">Estimates of parameters at the natural scale are obtained from the parameter point estimate (median) and assuming a generation time of 0.5 years and a mutation rate of 5·10</text:span><text:span text:style-name="T41">-5</text:span><text:span text:style-name="T33"> per generation.</text:span></text:p>
      <text:p text:style-name="P5"/>
      <text:p text:style-name="Standard"/>
      <text:p text:style-name="P1">REFERENCES</text:p>
      <text:p text:style-name="P4"/>
      <text:section text:style-name="Sect1" text:name="ZOTERO_BIBL {&quot;custom&quot;:[]} CSL_BIBLIOGRAPHY RNDeaXMWEbZjJ">
        <text:p text:style-name="Bibliography_20_1">Hudson, R. R. 2002. Generating samples under a Wright-Fisher neutral model of genetic variation. Bioinformatics 18:337–338.</text:p>
        <text:p text:style-name="Bibliography_20_1">Jombart, T. 2008. adegenet: a R package for the multivariate analysis of genetic markers. Bioinformatics 24:1403–1405.</text:p>
        <text:p text:style-name="Bibliography_20_1">Marin, J.-M., L. Raynal, P. Pudlo, M. Ribatet, and C. P. Robert. 2016. ABC random forests for Bayesian parameter inference. arXiv:1605.05537.</text:p>
        <text:p text:style-name="Bibliography_20_1">Meinshausen, N. 2006. Quantile Regression Forests. J. Mach. Learn. Res. 7:983–999.</text:p>
        <text:p text:style-name="Bibliography_20_1">Paradis, E. 2010. pegas: an R package for population genetics with an integrated-modular approach. Bioinformatics 26:419–420.</text:p>
        <text:p text:style-name="Bibliography_20_1">Pudlo, P., J.-M. Marin, A. Estoup, J.-M. Cornuet, M. Gautier, and C. P. Robert. 2016. Reliable ABC model choice via random forests. Bioinformatics 32:859–866.</text:p>
        <text:p text:style-name="Bibliography_20_1">R Development Core Team. 2009. R: A Language and Environment for Statistical Computing. R Foundation for Statistical Computing, Vienna, Austria.</text:p>
        <text:p text:style-name="Bibliography_20_1">Winter, D. J. 2012. mmod: an R library for the calculation of population differentiation statistics. Mol. Ecol. Resour. 12:1158–1160.</text:p>
      </text:section>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 svg:font-family="'Ubuntu Mono'"/>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0in" fo:margin-right="0in" fo:margin-top="0in" fo:margin-bottom="0.1665in" style:contextual-spacing="false" style:line-height-at-least="0.1665in" fo:text-indent="0in" style:auto-text-indent="false">
        <style:tab-stops/>
      </style:paragraph-properties>
    </style:style>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7T14:25:35.538192116</meta:creation-date>
    <meta:generator>LibreOffice/4.2.8.2$Linux_X86_64 LibreOffice_project/420m0$Build-2</meta:generator>
    <dc:date>2017-01-11T14:33:06.644796059</dc:date>
    <meta:editing-duration>PT3H30M30S</meta:editing-duration>
    <meta:editing-cycles>27</meta:editing-cycles>
    <dc:creator>Miguel Navascués</dc:creator>
    <meta:document-statistic meta:table-count="1" meta:image-count="0" meta:object-count="0" meta:page-count="2" meta:paragraph-count="61" meta:word-count="758" meta:character-count="5218" meta:non-whitespace-character-count="4526"/>
    <meta:user-defined meta:name="ZOTERO_PREF_1">&lt;data data-version="3" zotero-version="4.0.29.10"&gt;&lt;session id="G6IpAunN"/&gt;&lt;style id="http://www.zotero.org/styles/evolution" hasBibliography="1" bibliographyStyleHasBeenSet="1"/&gt;&lt;prefs&gt;&lt;pref name="fieldType" value="ReferenceMark"/&gt;&lt;pref name="storeReferen</meta:user-defined>
    <meta:user-defined meta:name="ZOTERO_PREF_2">ces" value="true"/&gt;&lt;pref name="automaticJournalAbbreviations" value="true"/&gt;&lt;pref name="noteType" value=""/&gt;&lt;/prefs&gt;&lt;/data&gt;</meta:user-defined>
  </office:meta>
</office:document-meta>
</file>